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486ce" style:font-size-asian="12.25pt" style:font-size-complex="14pt"/>
    </style:style>
    <style:style style:name="P2" style:family="paragraph" style:parent-style-name="Standard">
      <style:text-properties fo:font-size="14pt" fo:font-style="normal" style:text-underline-style="none" fo:font-weight="normal" officeooo:paragraph-rsid="001486c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paragraph-rsid="00179b29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3pt" fo:font-style="italic" style:text-underline-style="none" fo:font-weight="normal" officeooo:paragraph-rsid="001486ce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ize="13pt" fo:font-style="italic" style:text-underline-style="none" fo:font-weight="normal" officeooo:paragraph-rsid="0018fe87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1486ce"/>
    </style:style>
    <style:style style:name="T2" style:family="text">
      <style:text-properties fo:font-style="italic" style:text-underline-style="solid" style:text-underline-width="auto" style:text-underline-color="font-color" fo:font-weight="bold" officeooo:rsid="001486ce" style:font-style-asian="italic" style:font-weight-asian="bold" style:font-style-complex="italic" style:font-weight-complex="bold"/>
    </style:style>
    <style:style style:name="T3" style:family="text">
      <style:text-properties fo:font-size="12pt" officeooo:rsid="00161479" style:font-size-asian="10.5pt" style:font-size-complex="12pt"/>
    </style:style>
    <style:style style:name="T4" style:family="text">
      <style:text-properties fo:font-size="12pt" officeooo:rsid="00179b29" style:font-size-asian="10.5pt" style:font-size-complex="12pt"/>
    </style:style>
    <style:style style:name="T5" style:family="text">
      <style:text-properties fo:font-size="12pt" fo:font-style="normal" officeooo:rsid="001486ce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161479" style:font-size-asian="10.5pt" style:font-style-asian="normal" style:font-size-complex="12pt" style:font-style-complex="normal"/>
    </style:style>
    <style:style style:name="T7" style:family="text">
      <style:text-properties fo:font-size="12pt" fo:font-style="normal" style:text-underline-style="solid" style:text-underline-width="auto" style:text-underline-color="font-color" officeooo:rsid="001486ce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161479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8fe87" style:font-size-asian="12pt" style:font-style-asian="normal" style:font-size-complex="12pt" style:font-style-complex="normal"/>
    </style:style>
    <style:style style:name="T10" style:family="text">
      <style:text-properties officeooo:rsid="00161479"/>
    </style:style>
    <style:style style:name="T11" style:family="text">
      <style:text-properties fo:font-size="9pt" fo:font-style="normal" officeooo:rsid="00161479" style:font-size-asian="9pt" style:font-style-asian="normal" style:font-size-complex="9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2">Der mündliche Bericht</text:span></text:p>
      <text:p text:style-name="P1"><text:span text:style-name="T2"/></text:p>
      <text:p text:style-name="P2"><text:span text:style-name="T1"/></text:p>
      <text:p text:style-name="P4"><text:span text:style-name="T1">Inhalt: </text:span><text:span text:style-name="T5"><text:tab/><text:tab/>- </text:span><text:span text:style-name="T6">V</text:span><text:span text:style-name="T5">orgegeben</text:span></text:p>
      <text:p text:style-name="P4"><text:span text:style-name="T5"><text:tab/><text:tab/><text:tab/>- </text:span><text:span text:style-name="T6">N</text:span><text:span text:style-name="T5">ichts erfinden</text:span></text:p>
      <text:p text:style-name="P4"><text:span text:style-name="T5"><text:tab/><text:tab/><text:tab/>- </text:span><text:span text:style-name="T6">K</text:span><text:span text:style-name="T7">eine</text:span><text:span text:style-name="T5"> eigene Meinung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Gliederung:<text:tab/><text:tab/></text:span><text:span text:style-name="T8">- Zeitliche Abfolge</text:span></text:p>
      <text:p text:style-name="P2"><text:span text:style-name="T1"><text:tab/><text:tab/><text:tab/></text:span><text:span text:style-name="T10">- </text:span><text:span text:style-name="T3">Logischer Aufbau</text:span></text:p>
      <text:p text:style-name="P3"><text:span text:style-name="T3"><text:tab/><text:tab/><text:tab/>- G-H-M Methode </text:span><text:span text:style-name="T4">(</text:span><text:span text:style-name="T3">“</text:span><text:span text:style-name="T4">Gestern <text:tab/>– <text:tab/>Heute <text:tab/><text:tab/>– <text:tab/>Morgen”</text:span><text:span text:style-name="T3">)</text:span></text:p>
      <text:p text:style-name="P2"><text:span text:style-name="T3"><text:tab/><text:tab/><text:tab/></text:span><text:span text:style-name="T4"><text:tab/><text:tab/> <text:s text:c="7"/>(“was war <text:tab/>– <text:tab/>was ist<text:tab/>– <text:tab/>was wird”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Zeit:<text:tab/><text:tab/><text:tab/></text:span><text:span text:style-name="T8">- Präteritum (Vergangenheitsform)</text:span></text:p>
      <text:p text:style-name="P4"><text:span text:style-name="T8"><text:tab/><text:tab/><text:tab/>- Keine wörtliche Rede</text:span></text:p>
      <text:p text:style-name="P4"><text:span text:style-name="T8"/></text:p>
      <text:p text:style-name="P4"><text:span text:style-name="T8"/></text:p>
      <text:p text:style-name="P5"><text:span text:style-name="T9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2T09:58:27</meta:creation-date>
    <dc:date>2012-10-12T10:37:00</dc:date>
    <dc:creator>Dennis Diehm</dc:creator>
    <meta:editing-duration>PT23M21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1" meta:word-count="45" meta:character-count="313" meta:non-whitespace-character-count="233"/>
  </office:meta>
</office:document-meta>
</file>